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3cm" fo:margin-right="-1.9cm" fo:text-indent="0cm" style:auto-text-indent="false" style:page-number="auto" fo:background-color="transparent"/>
      <style:text-properties fo:font-size="28pt" officeooo:rsid="001deeb0" officeooo:paragraph-rsid="001deeb0" style:font-size-asian="28pt" style:font-size-complex="28pt"/>
    </style:style>
    <style:style style:name="P2" style:family="paragraph" style:parent-style-name="Standard">
      <style:text-properties fo:font-size="15pt" officeooo:rsid="001deeb0" officeooo:paragraph-rsid="001deeb0" style:font-size-asian="15pt" style:font-size-complex="15pt"/>
    </style:style>
    <style:style style:name="P3" style:family="paragraph" style:parent-style-name="Standard" style:master-page-name="">
      <loext:graphic-properties draw:fill="none"/>
      <style:paragraph-properties fo:margin-left="-0.3cm" fo:margin-right="0cm" fo:text-indent="0cm" style:auto-text-indent="false" style:page-number="auto" fo:background-color="transparent"/>
      <style:text-properties fo:font-size="15pt" officeooo:rsid="001deeb0" officeooo:paragraph-rsid="001deeb0" style:font-size-asian="15pt" style:font-size-complex="15pt"/>
    </style:style>
    <style:style style:name="P4" style:family="paragraph" style:parent-style-name="Standard" style:master-page-name="">
      <loext:graphic-properties draw:fill="none"/>
      <style:paragraph-properties fo:margin-left="-0.3cm" fo:margin-right="0cm" fo:text-indent="0cm" style:auto-text-indent="false" style:page-number="auto" fo:background-color="transparent"/>
      <style:text-properties fo:font-size="15pt" officeooo:rsid="001deeb0" officeooo:paragraph-rsid="001deeb0" style:font-size-asian="15pt" style:font-size-complex="15pt"/>
    </style:style>
    <style:style style:name="P5" style:family="paragraph" style:parent-style-name="Standard" style:master-page-name="">
      <loext:graphic-properties draw:fill="none"/>
      <style:paragraph-properties fo:margin-left="-0.3cm" fo:margin-right="0cm" fo:text-indent="0cm" style:auto-text-indent="false" style:page-number="auto" fo:background-color="transparent"/>
      <style:text-properties fo:font-size="15pt" officeooo:rsid="001deeb0" officeooo:paragraph-rsid="001deeb0" style:font-size-asian="15pt" style:font-size-complex="15pt"/>
    </style:style>
    <style:style style:name="P6" style:family="paragraph" style:parent-style-name="Standard">
      <loext:graphic-properties draw:fill="none"/>
      <style:paragraph-properties fo:margin-left="-0.199cm" fo:margin-right="0cm" fo:text-indent="0cm" style:auto-text-indent="false" fo:background-color="transparent"/>
      <style:text-properties fo:font-size="15pt" officeooo:rsid="001deeb0" officeooo:paragraph-rsid="001deeb0" style:font-size-asian="15pt" style:font-size-complex="15pt"/>
    </style:style>
    <style:style style:name="P7" style:family="paragraph" style:parent-style-name="Standard" style:master-page-name="">
      <loext:graphic-properties draw:fill="none"/>
      <style:paragraph-properties fo:margin-left="-0.3cm" fo:margin-right="0cm" fo:text-indent="0cm" style:auto-text-indent="false" style:page-number="auto" fo:background-color="transparent"/>
      <style:text-properties fo:font-size="15pt" officeooo:rsid="001deeb0" officeooo:paragraph-rsid="001deeb0" style:font-size-asian="15pt" style:font-size-complex="15pt"/>
    </style:style>
    <style:style style:name="P8" style:family="paragraph" style:parent-style-name="Standard" style:master-page-name="">
      <loext:graphic-properties draw:fill="none"/>
      <style:paragraph-properties fo:margin-left="-0.3cm" fo:margin-right="0cm" fo:text-indent="0cm" style:auto-text-indent="false" style:page-number="auto" fo:background-color="transparent"/>
      <style:text-properties fo:font-size="15pt" officeooo:rsid="001deeb0" officeooo:paragraph-rsid="001deeb0" style:font-size-asian="15pt" style:font-size-complex="15pt"/>
    </style:style>
    <style:style style:name="P9" style:family="paragraph" style:parent-style-name="Standard" style:master-page-name="">
      <loext:graphic-properties draw:fill="none"/>
      <style:paragraph-properties fo:margin-left="-0.3cm" fo:margin-right="0cm" fo:text-indent="0cm" style:auto-text-indent="false" style:page-number="auto" fo:background-color="transparent"/>
      <style:text-properties fo:font-size="15pt" officeooo:rsid="001deeb0" officeooo:paragraph-rsid="001deeb0" style:font-size-asian="15pt" style:font-size-complex="15pt"/>
    </style:style>
    <style:style style:name="P10" style:family="paragraph" style:parent-style-name="Standard">
      <loext:graphic-properties draw:fill="none"/>
      <style:paragraph-properties fo:margin-left="-0.3cm" fo:margin-right="0cm" fo:text-indent="0cm" style:auto-text-indent="false" fo:background-color="transparent"/>
      <style:text-properties fo:font-size="15pt" officeooo:rsid="001deeb0" officeooo:paragraph-rsid="001deeb0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size="15pt" officeooo:rsid="001deeb0" officeooo:paragraph-rsid="001deeb0" style:font-size-asian="15pt" style:font-size-complex="15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2pt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lih Çağlar<text:span text:style-name="T7"><text:tab/></text:span><text:tab/><text:tab/><text:tab/><text:tab/> <text:s text:c="5"/><text:span text:style-name="T1">GSM: +</text:span><text:span text:style-name="T2">905061811892</text:span><text:span text:style-name="T3"><text:tab/><text:tab/><text:tab/><text:tab/><text:tab/><text:tab/><text:tab/><text:tab/> <text:s text:c="26"/></text:span><text:span text:style-name="T2">E-Posta: salihcaglar4187@gmail.com</text:span></text:p>
      <text:p text:style-name="P3">Android Geliştiricisi</text:p>
      <text:p text:style-name="P2"/>
      <text:p text:style-name="P2"/>
      <text:p text:style-name="P3">Eğitim: </text:p>
      <text:p text:style-name="P11"/>
      <text:p text:style-name="P3">Açık Öğretim Lisesi 2022 – ? (Devam Ediyor)</text:p>
      <text:p text:style-name="P2"/>
      <text:p text:style-name="P3">Ata Ortaokulu 2018 (Mezun Olundu)</text:p>
      <text:p text:style-name="P6"/>
      <text:p text:style-name="P3">Deneyim:</text:p>
      <text:p text:style-name="P6"/>
      <text:p text:style-name="P3">Henüz yok.</text:p>
      <text:p text:style-name="P6"/>
      <text:p text:style-name="P3">Yetenekler:</text:p>
      <text:p text:style-name="P10"/>
      <text:p text:style-name="P10">Android Studio, Qt (QML), Kotlin, Java, Jetpack Compose, Makefile, VS Code</text:p>
      <text:p text:style-name="P10">Kaynak kodundan LineageOS inşa etme, cihaz ağacı geliştirme.</text:p>
      <text:p text:style-name="P10"/>
      <text:p text:style-name="P10">Proje(ler):</text:p>
      <text:p text:style-name="P10"/>
      <text:p text:style-name="P10">Samsung Galaxy Note 3 (ha3g) için LineageOS 19.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4T13:32:18.420883703</meta:creation-date>
    <dc:date>2024-08-04T15:19:42.334346557</dc:date>
    <meta:editing-duration>PT1H47M24S</meta:editing-duration>
    <meta:editing-cycles>1</meta:editing-cycles>
    <meta:document-statistic meta:table-count="0" meta:image-count="0" meta:object-count="0" meta:page-count="1" meta:paragraph-count="12" meta:word-count="53" meta:character-count="437" meta:non-whitespace-character-count="350"/>
    <meta:generator>LibreOffice/7.4.7.2$Linux_X86_64 LibreOffice_project/40$Build-2</meta:generator>
  </office:meta>
</office:document-meta>
</file>